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B000001415FCA355DCCA18CA3.png" manifest:media-type="image/png"/>
  <manifest:file-entry manifest:full-path="Pictures/100000000000015F0000010F9C3DBE3F617C4D5D.png" manifest:media-type="image/png"/>
  <manifest:file-entry manifest:full-path="Pictures/100000000000017A0000010C8D9FC26D5E5211F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JSON Variations</text:span></text:p>
          </draw:text-box>
        </draw:frame>
        <draw:frame draw:style-name="gr1" draw:text-style-name="P2" draw:layer="layout" svg:width="5.989cm" svg:height="6.794cm" svg:x="1.905cm" svg:y="3.81cm">
          <draw:image xlink:href="Pictures/100000000000011B000001415FCA355DCCA18CA3.png" xlink:type="simple" xlink:show="embed" xlink:actuate="onLoad" draw:mime-type="image/png">
            <text:p/>
          </draw:image>
        </draw:frame>
        <draw:frame draw:style-name="gr1" draw:text-style-name="P2" draw:layer="layout" svg:width="7.429cm" svg:height="5.735cm" svg:x="8.89cm" svg:y="4.425cm">
          <draw:image xlink:href="Pictures/100000000000015F0000010F9C3DBE3F617C4D5D.png" xlink:type="simple" xlink:show="embed" xlink:actuate="onLoad" draw:mime-type="image/png">
            <text:p/>
          </draw:image>
        </draw:frame>
        <draw:frame draw:style-name="gr1" draw:text-style-name="P2" draw:layer="layout" svg:width="8cm" svg:height="5.672cm" svg:x="17.145cm" svg:y="4.488cm">
          <draw:image xlink:href="Pictures/100000000000017A0000010C8D9FC26D5E5211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1T09:01:55.192000000</meta:creation-date>
    <dc:date>2023-08-01T09:21:51.706000000</dc:date>
    <meta:editing-duration>PT19M58S</meta:editing-duration>
    <meta:editing-cycles>1</meta:editing-cycles>
    <meta:generator>LibreOffice/7.4.1.2$Windows_X86_64 LibreOffice_project/3c58a8f3a960df8bc8fd77b461821e42c061c5f0</meta:generator>
    <meta:document-statistic meta:object-count="27"/>
  </office:meta>
</office:document-meta>
</file>